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740.24pt" svg:y="2.83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1:.A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2:.A642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3:.A643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4:.A644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5:.A645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6:.A646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7:.A647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8:.A648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9:.A649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10:.A650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11:.A65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12:.A652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13:.A653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14:.A654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15:.A655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16:.A656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17:.A657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18:.A658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19:.A659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20:.A660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21:.A66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22:.A662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23:.A663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24:.A664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25:.A665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26:.A666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27:.A667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28:.A668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29:.A669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30:.A670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31:.A67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32:.A672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33:.A673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34:.A674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35:.A675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36:.A676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37:.A677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38:.A678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39:.A679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40:.A680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41:.A68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42:.A682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43:.A683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44:.A684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45:.A685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46:.A686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47:.A687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48:.A688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49:.A689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50:.A690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51:.A69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52:.A692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53:.A693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54:.A694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55:.A695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56:.A696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57:.A697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58:.A698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59:.A699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60:.A700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61:.A70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62:.A702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63:.A703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64:.A704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65:.A705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66:.A706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67:.A707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68:.A708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69:.A709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70:.A710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71:.A71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72:.A712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73:.A713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74:.A714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75:.A715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76:.A716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77:.A717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78:.A718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79:.A719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80:.A720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81:.A72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82:.A722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83:.A723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84:.A724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85:.A725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86:.A726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87:.A727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88:.A728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89:.A729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90:.A730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91:.A73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92:.A732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93:.A733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94:.A734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95:.A735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96:.A736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97:.A737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98:.A738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99:.A739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100:.A740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101:.A7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102:.A742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103:.A743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104:.A744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105:.A745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106:.A746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107:.A747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108:.A748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109:.A749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110:.A750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111:.A75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112:.A752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113:.A753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114:.A754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115:.A755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116:.A756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117:.A757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118:.A758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119:.A759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120:.A760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121:.A76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122:.A762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123:.A763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124:.A764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125:.A765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126:.A766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127:.A767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128:.A768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129:.A769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130:.A770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131:.A77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132:.A772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133:.A773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134:.A774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135:.A775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136:.A776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137:.A777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138:.A778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139:.A779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140:.A780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141:.A78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142:.A782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143:.A783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144:.A784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145:.A785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146:.A786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147:.A787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148:.A788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21:35:22.347593144</dc:date>
    <meta:editing-duration>PT7H57M28S</meta:editing-duration>
    <meta:editing-cycles>2</meta:editing-cycles>
    <meta:generator>LibreOffice/5.0.3.2$Linux_X86_64 LibreOffice_project/00m0$Build-2</meta:generator>
    <meta:document-statistic meta:table-count="1" meta:cell-count="1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lone count cumulative density Figure</text:p>
        </chart:title>
        <chart:subtitle svg:x="6.911cm" svg:y="1.301cm" chart:style-name="ch3">
          <text:p>641 commit</text:p>
        </chart:subtitle>
        <chart:legend chart:legend-position="end" svg:x="14.286cm" svg:y="4.201cm" style:legend-expansion="high" chart:style-name="ch4"/>
        <chart:plot-area chart:style-name="ch5" table:cell-range-address="Kitware_CMake_clone_statistics.L1:Kitware_CMake_clone_statistics.L149" chart:data-source-has-labels="row" svg:x="1.331cm" svg:y="2.19cm" svg:width="12.635cm" svg:height="5.649cm">
          <chartooo:coordinate-region svg:x="2.058cm" svg:y="2.311cm" svg:width="11.768cm" svg:height="4.525cm"/>
          <chart:axis chart:dimension="x" chart:name="primary-x" chart:style-name="ch6">
            <chart:title svg:x="6.757cm" svg:y="8.019cm" chart:style-name="ch7">
              <text:p>clone count</text:p>
            </chart:title>
          </chart:axis>
          <chart:axis chart:dimension="y" chart:name="primary-y" chart:style-name="ch6">
            <chart:title svg:x="0.451cm" svg:y="5.587cm" chart:style-name="ch8">
              <text:p>density</text:p>
            </chart:title>
            <chart:grid chart:style-name="ch9" chart:class="major"/>
          </chart:axis>
          <chart:series chart:style-name="ch10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